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3974"/>
    </style:style>
    <style:style style:name="P2" style:family="paragraph" style:parent-style-name="Standard">
      <style:text-properties officeooo:rsid="000eff6e" officeooo:paragraph-rsid="000eff6e"/>
    </style:style>
    <style:style style:name="P3" style:family="paragraph" style:parent-style-name="Text_20_body" style:list-style-name="L1">
      <style:text-properties officeooo:paragraph-rsid="000402d7"/>
    </style:style>
    <style:style style:name="P4" style:family="paragraph" style:parent-style-name="Text_20_body" style:list-style-name="L1">
      <style:text-properties officeooo:rsid="00033974" officeooo:paragraph-rsid="00033974"/>
    </style:style>
    <style:style style:name="P5" style:family="paragraph" style:parent-style-name="Text_20_body" style:list-style-name="L1">
      <style:text-properties officeooo:rsid="000583b7" officeooo:paragraph-rsid="000583b7"/>
    </style:style>
    <style:style style:name="P6" style:family="paragraph" style:parent-style-name="Text_20_body" style:list-style-name="L1">
      <style:text-properties officeooo:rsid="0015c369" officeooo:paragraph-rsid="0015c369"/>
    </style:style>
    <style:style style:name="P7" style:family="paragraph" style:parent-style-name="Text_20_body" style:list-style-name="L1">
      <style:text-properties officeooo:rsid="0016f4e3" officeooo:paragraph-rsid="0016f4e3"/>
    </style:style>
    <style:style style:name="P8" style:family="paragraph" style:parent-style-name="Text_20_body" style:list-style-name="L1">
      <style:text-properties officeooo:rsid="0016f4e3" officeooo:paragraph-rsid="0019ce45"/>
    </style:style>
    <style:style style:name="P9" style:family="paragraph" style:parent-style-name="Text_20_body" style:list-style-name="L1">
      <style:text-properties officeooo:rsid="0016f4e3" officeooo:paragraph-rsid="001b9d12"/>
    </style:style>
    <style:style style:name="P10" style:family="paragraph" style:parent-style-name="Text_20_body">
      <style:text-properties officeooo:rsid="0016f4e3" officeooo:paragraph-rsid="001b9d12"/>
    </style:style>
    <style:style style:name="P11" style:family="paragraph" style:parent-style-name="Text_20_body" style:list-style-name="L1">
      <style:text-properties officeooo:rsid="0019ce45" officeooo:paragraph-rsid="0019ce45"/>
    </style:style>
    <style:style style:name="P12" style:family="paragraph" style:parent-style-name="Text_20_body" style:list-style-name="L1">
      <style:text-properties officeooo:rsid="001a699a" officeooo:paragraph-rsid="001a699a"/>
    </style:style>
    <style:style style:name="P13" style:family="paragraph" style:parent-style-name="Text_20_body">
      <style:text-properties officeooo:paragraph-rsid="0024f215"/>
    </style:style>
    <style:style style:name="P14" style:family="paragraph" style:parent-style-name="Text_20_body" style:list-style-name="L3">
      <style:text-properties officeooo:paragraph-rsid="0024f215"/>
    </style:style>
    <style:style style:name="P15" style:family="paragraph" style:parent-style-name="Text_20_body">
      <style:text-properties officeooo:rsid="0026f6e0" officeooo:paragraph-rsid="0026f6e0"/>
    </style:style>
    <style:style style:name="P16" style:family="paragraph" style:parent-style-name="Text_20_body">
      <style:text-properties officeooo:paragraph-rsid="00299444"/>
    </style:style>
    <style:style style:name="P17" style:family="paragraph" style:parent-style-name="Text_20_body">
      <style:text-properties officeooo:rsid="002edfb1" officeooo:paragraph-rsid="002edfb1"/>
    </style:style>
    <style:style style:name="P18" style:family="paragraph" style:parent-style-name="Text_20_body">
      <style:text-properties officeooo:rsid="002f7497" officeooo:paragraph-rsid="002f7497"/>
    </style:style>
    <style:style style:name="P19" style:family="paragraph" style:parent-style-name="Text_20_body">
      <style:text-properties officeooo:rsid="003711e0" officeooo:paragraph-rsid="003711e0"/>
    </style:style>
    <style:style style:name="P20" style:family="paragraph" style:parent-style-name="Text_20_body" style:list-style-name="L1">
      <style:text-properties officeooo:rsid="0040b4a1" officeooo:paragraph-rsid="0040b4a1"/>
    </style:style>
    <style:style style:name="T1" style:family="text">
      <style:text-properties officeooo:rsid="0002991d"/>
    </style:style>
    <style:style style:name="T2" style:family="text">
      <style:text-properties officeooo:rsid="000402d7"/>
    </style:style>
    <style:style style:name="T3" style:family="text">
      <style:text-properties officeooo:rsid="00081977"/>
    </style:style>
    <style:style style:name="T4" style:family="text">
      <style:text-properties officeooo:rsid="000b457e"/>
    </style:style>
    <style:style style:name="T5" style:family="text">
      <style:text-properties officeooo:rsid="001036a8"/>
    </style:style>
    <style:style style:name="T6" style:family="text">
      <style:text-properties officeooo:rsid="0011798d"/>
    </style:style>
    <style:style style:name="T7" style:family="text">
      <style:text-properties officeooo:rsid="0012b2bb"/>
    </style:style>
    <style:style style:name="T8" style:family="text">
      <style:text-properties officeooo:rsid="0012be02"/>
    </style:style>
    <style:style style:name="T9" style:family="text">
      <style:text-properties officeooo:rsid="0016d9c9"/>
    </style:style>
    <style:style style:name="T10" style:family="text">
      <style:text-properties officeooo:rsid="00186591"/>
    </style:style>
    <style:style style:name="T11" style:family="text">
      <style:text-properties officeooo:rsid="001c94c2"/>
    </style:style>
    <style:style style:name="T12" style:family="text">
      <style:text-properties officeooo:rsid="001ccca8"/>
    </style:style>
    <style:style style:name="T13" style:family="text">
      <style:text-properties officeooo:rsid="001eb173"/>
    </style:style>
    <style:style style:name="T14" style:family="text">
      <style:text-properties officeooo:rsid="002038fc"/>
    </style:style>
    <style:style style:name="T15" style:family="text">
      <style:text-properties officeooo:rsid="00221a1b"/>
    </style:style>
    <style:style style:name="T16" style:family="text">
      <style:text-properties officeooo:rsid="002317a8"/>
    </style:style>
    <style:style style:name="T17" style:family="text">
      <style:text-properties officeooo:rsid="0024f215"/>
    </style:style>
    <style:style style:name="T18" style:family="text">
      <style:text-properties officeooo:rsid="00262ec7"/>
    </style:style>
    <style:style style:name="T19" style:family="text">
      <style:text-properties officeooo:rsid="0028699b"/>
    </style:style>
    <style:style style:name="T20" style:family="text">
      <style:text-properties officeooo:rsid="00299444"/>
    </style:style>
    <style:style style:name="T21" style:family="text">
      <style:text-properties officeooo:rsid="002a488f"/>
    </style:style>
    <style:style style:name="T22" style:family="text">
      <style:text-properties officeooo:rsid="002bdfcc"/>
    </style:style>
    <style:style style:name="T23" style:family="text">
      <style:text-properties officeooo:rsid="002dbf78"/>
    </style:style>
    <style:style style:name="T24" style:family="text">
      <style:text-properties officeooo:rsid="002ef9b9"/>
    </style:style>
    <style:style style:name="T25" style:family="text">
      <style:text-properties officeooo:rsid="0030f622"/>
    </style:style>
    <style:style style:name="T26" style:family="text">
      <style:text-properties officeooo:rsid="00328487"/>
    </style:style>
    <style:style style:name="T27" style:family="text">
      <style:text-properties officeooo:rsid="00344f07"/>
    </style:style>
    <style:style style:name="T28" style:family="text">
      <style:text-properties officeooo:rsid="0034924d"/>
    </style:style>
    <style:style style:name="T29" style:family="text">
      <style:text-properties officeooo:rsid="00358490"/>
    </style:style>
    <style:style style:name="T30" style:family="text">
      <style:text-properties officeooo:rsid="00383b58"/>
    </style:style>
    <style:style style:name="T31" style:family="text">
      <style:text-properties officeooo:rsid="003876f6"/>
    </style:style>
    <style:style style:name="T32" style:family="text">
      <style:text-properties officeooo:rsid="003a4fe8"/>
    </style:style>
    <style:style style:name="T33" style:family="text">
      <style:text-properties officeooo:rsid="003c35fc"/>
    </style:style>
    <style:style style:name="T34" style:family="text">
      <style:text-properties officeooo:rsid="003c98f4"/>
    </style:style>
    <style:style style:name="T35" style:family="text">
      <style:text-properties officeooo:rsid="003cde7d"/>
    </style:style>
    <style:style style:name="T36" style:family="text">
      <style:text-properties officeooo:rsid="003e930c"/>
    </style:style>
    <style:style style:name="T37" style:family="text">
      <style:text-properties officeooo:rsid="003f33b9"/>
    </style:style>
    <style:style style:name="T38" style:family="text">
      <style:text-properties officeooo:rsid="003f8881"/>
    </style:style>
    <style:style style:name="T39" style:family="text">
      <style:text-properties officeooo:rsid="0040557f"/>
    </style:style>
    <style:style style:name="T40" style:family="text">
      <style:text-properties officeooo:rsid="00426fa4"/>
    </style:style>
    <style:style style:name="T41" style:family="text">
      <style:text-properties officeooo:rsid="0043b0be"/>
    </style:style>
    <style:style style:name="T42" style:family="text">
      <style:text-properties officeooo:rsid="0045c8fc"/>
    </style:style>
    <style:style style:name="T43" style:family="text">
      <style:text-properties officeooo:rsid="00478ccb"/>
    </style:style>
    <style:style style:name="T44" style:family="text">
      <style:text-properties officeooo:rsid="004868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lan</text:h>
      <text:list xml:id="list1718969048" text:style-name="L1">
        <text:list-item>
          <text:p text:style-name="P4">Demande de brevet<text:span text:style-name="T30"> (1 semaine)</text:span></text:p>
        </text:list-item>
        <text:list-item>
          <text:p text:style-name="P4">Une page de vente (page d’accueil) sur mon site internet<text:span text:style-name="T31"> (1 semaine)</text:span></text:p>
        </text:list-item>
        <text:list-item>
          <text:p text:style-name="P5">Modèle d'affaires (lorsque mon cours est terminé)<text:span text:style-name="T33"> (1 semaine)</text:span></text:p>
        </text:list-item>
        <text:list-item>
          <text:p text:style-name="P4">Peaufiner mon site internet <text:span text:style-name="T4">(MVP) </text:span>et le rendre publique<text:span text:style-name="T34"> (1 semaine)</text:span></text:p>
        </text:list-item>
        <text:list-item>
          <text:p text:style-name="P3"><text:span text:style-name="T3">Trouver </text:span><text:span text:style-name="T2">des </text:span><text:span text:style-name="T10">clients et/ou des </text:span><text:span text:style-name="T2">investisseurs</text:span><text:span text:style-name="T35"> (</text:span><text:span text:style-name="T38">1</text:span><text:span text:style-name="T35"> semaine)</text:span></text:p>
        </text:list-item>
        <text:list-item>
          <text:p text:style-name="P6">Fabriquer une <text:span text:style-name="T9">belle </text:span>armoire de cuisine<text:span text:style-name="T35"> (2 semaines)</text:span></text:p>
        </text:list-item>
        <text:list-item>
          <text:p text:style-name="P7">Trouver des<text:span text:style-name="T10"> clients et/ou des</text:span> investisseurs<text:span text:style-name="T36"> (1 semaine)</text:span></text:p>
        </text:list-item>
        <text:list-item>
          <text:p text:style-name="P20">Développer une dizaine de bonnes recettes en exemple (<text:span text:style-name="T40">2</text:span> semaine)</text:p>
        </text:list-item>
        <text:list-item>
          <text:p text:style-name="P11">Faire une vidéo publicitaire de cuisine<text:span text:style-name="T39"> (</text:span><text:span text:style-name="T41">1</text:span><text:span text:style-name="T39"> semaine)</text:span></text:p>
        </text:list-item>
        <text:list-item>
          <text:p text:style-name="P8">Trouver des<text:span text:style-name="T10"> clients et/ou des</text:span> investisseurs<text:span text:style-name="T42"> (1 semaine)</text:span></text:p>
        </text:list-item>
        <text:list-item>
          <text:p text:style-name="P12">Contacter des médias et essayer de faire parler de l'entreprise<text:span text:style-name="T43"> (1 semaine)</text:span></text:p>
        </text:list-item>
        <text:list-item>
          <text:p text:style-name="P9">Trouver des<text:span text:style-name="T10"> clients et/ou des</text:span> investisseurs<text:span text:style-name="T44"> (1 semaine)</text:span></text:p>
        </text:list-item>
      </text:list>
      <text:p text:style-name="P10"/>
      <text:h text:style-name="Heading_20_2" text:outline-level="2">Idées</text:h>
      <text:p text:style-name="P13"><text:span text:style-name="T11">Ce que j'aimerais, c'est vendre 50$ aux clients pour leur donner la chance de réserver leur place</text:span><text:span text:style-name="T12"> pour acheter la machine.</text:span><text:span text:style-name="T13"> C'est un petit montant qui n'engage pas trop à quelque chose</text:span><text:span text:style-name="T14"> et encourage mon projet</text:span><text:span text:style-name="T13">.</text:span><text:span text:style-name="T14"> De plus, pour aller voir des </text:span><text:span text:style-name="T15">investisseurs</text:span><text:span text:style-name="T14"> après </text:span><text:span text:style-name="T15">c'est génial d'avoir une liste de client déjà intéressé.</text:span><text:span text:style-name="T16"> Je pourrais même faire une mini campagne kick-starter qui offre seulement d'être sur la liste</text:span><text:span text:style-name="T17"> et peut-être d'autres petits trucs:</text:span></text:p>
      <text:list xml:id="list1871611674" text:style-name="L3">
        <text:list-item>
          <text:p text:style-name="P14"><text:span text:style-name="T17">plan</text:span><text:span text:style-name="T18">s</text:span><text:span text:style-name="T17"> d'armoire, mais ça idéalement j'aimerais les donner</text:span></text:p>
        </text:list-item>
      </text:list>
      <text:p text:style-name="P15">J'énumère tout ce que le produit final va avoir, à quel prix, <text:span text:style-name="T19">et je dis que si jamais les caractéristiques changent, nous communiquerons avec vous et nous vous rembourserons le montant investit si vous n'êtes pas satisfait des changements.</text:span></text:p>
      <text:p text:style-name="P16"><text:span text:style-name="T20">La campagne servirait surtout à confirmer le marché au lieu de </text:span><text:span text:style-name="T21">demander du financement</text:span><text:span text:style-name="T22"> parce que le produit va nécessité encore plusieurs années avant d'être à point</text:span><text:span text:style-name="T23"> et nous n'osons pas vendre tout de suite . Probablement qu'une autre campagne de financement suivra.</text:span></text:p>
      <text:p text:style-name="P17">L'objectif est simplement de 20 clients, donc 1000$<text:span text:style-name="T24">.</text:span></text:p>
      <text:p text:style-name="P18"><text:soft-page-break/>Le prix de vente à 1<text:span text:style-name="T28">0</text:span> 000$<text:span text:style-name="T29"> (armoire de cuisine exclut)</text:span> est un prix de vente pessimiste<text:span text:style-name="T26"> que l'on sait que l'on peut respecter</text:span><text:span text:style-name="T27"> en fabricant et vendant les appareils en petite quantité</text:span>. Il se peut que nous vous offrons l'appareil à un prix de vente plus faible<text:span text:style-name="T25"> selon l'intérêt et la capacité de production.</text:span></text:p>
      <text:p text:style-name="P19">En tant que nos premiers clients, vous nous aidez grandement et nous souhaitons vous récompenser*.</text:p>
      <text:p text:style-name="Standard"/>
      <text:h text:style-name="Heading_20_2" text:outline-level="2">Hiérarchie</text:h>
      <text:p text:style-name="Standard"/>
      <text:p text:style-name="Standard">Je serais CEO, mais je <text:span text:style-name="T1">déléguerais</text:span> beaucoup de chose au COO. Je pourrais passer du temps dans l'atelier à faire ce qui me rend heureux.</text:p>
      <text:p text:style-name="Standard"/>
      <text:p text:style-name="P1">TODO: Établir ce que la hiérarchie de l'entreprise serait.</text:p>
      <text:p text:style-name="P1"/>
      <text:p text:style-name="P2">Ce que j'aimerais c'est une <text:span text:style-name="T8">hiérarchie</text:span> le plus plat possible. Idéalement, que des responsables.<text:span text:style-name="T5"> Et le titre que tu as dépends de ton ancienneté. Un peu comme dans l'armée. Responsable =&gt; </text:span><text:span text:style-name="T6">Chef d'équipe =&gt; </text:span><text:span text:style-name="T7">... =&gt; </text:span><text:span text:style-name="T5">Directeur =&gt; 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09:31:34.485529096</meta:creation-date>
    <meta:generator>LibreOffice/6.4.6.2$Linux_X86_64 LibreOffice_project/40$Build-2</meta:generator>
    <dc:date>2021-03-25T10:00:23.594298486</dc:date>
    <meta:editing-duration>PT28M17S</meta:editing-duration>
    <meta:editing-cycles>67</meta:editing-cycles>
    <meta:document-statistic meta:table-count="0" meta:image-count="0" meta:object-count="0" meta:page-count="2" meta:paragraph-count="25" meta:word-count="437" meta:character-count="2612" meta:non-whitespace-character-count="2213"/>
  </office:meta>
</office:document-meta>
</file>